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svg:stroke-color="#000000" draw:marker-end="Arrow" draw:marker-end-width="0.3cm" draw:fill="none" draw:fill-color="#ffff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style:font-size-asian="20pt" style:font-size-complex="20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4" draw:id="id4" draw:layer="layout" svg:width="8.071cm" svg:height="2.3cm" svg:x="3cm" svg:y="1.3cm">
          <text:p text:style-name="P1"><text:span text:style-name="T1">Haskell</text:span><text:span text:style-name="T1">ソースコー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8.1cm" svg:height="2.3cm" svg:x="3cm" svg:y="10.9cm">
          <text:p text:style-name="P1"><text:span text:style-name="T1">C</text:span><text:span text:style-name="T1">言語ソースコー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10.1cm" svg:height="2.3cm" svg:x="12.7cm" svg:y="10.9cm">
          <text:p text:style-name="P2">RTS C言語ソースコード群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2" draw:id="id2" draw:layer="layout" svg:width="8.2cm" svg:height="2.3cm" svg:x="8cm" svg:y="17.3cm">
          <text:p text:style-name="P1"><text:span text:style-name="T1">実行バイナリ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7.05cm" svg:y1="13.2cm" svg:x2="12.1cm" svg:y2="17.3cm" draw:start-shape="id1" draw:start-glue-point="2" draw:end-shape="id2" svg:d="m7050 13200v2051h5050v2049" svg:viewBox="0 0 5051 4101">
          <text:p/>
        </draw:connector>
        <draw:connector draw:style-name="gr2" draw:text-style-name="P1" draw:layer="layout" svg:x1="17.75cm" svg:y1="13.2cm" svg:x2="12.1cm" svg:y2="17.3cm" draw:start-shape="id3" draw:start-glue-point="2" draw:end-shape="id2" svg:d="m17750 13200v2051h-5650v2049" svg:viewBox="0 0 5651 4101">
          <text:p/>
        </draw:connector>
        <draw:frame draw:style-name="gr3" draw:text-style-name="P3" draw:layer="layout" svg:width="6.573cm" svg:height="1.149cm" svg:x="16.763cm" svg:y="15.551cm">
          <draw:text-box>
            <text:p><text:span text:style-name="T1">コンパイル</text:span><text:span text:style-name="T1">+</text:span><text:span text:style-name="T1">リンク</text:span></text:p>
          </draw:text-box>
        </draw:frame>
        <draw:custom-shape draw:style-name="gr4" draw:text-style-name="P2" xml:id="id5" draw:id="id5" draw:layer="layout" svg:width="5.1cm" svg:height="4.4cm" svg:x="4.5cm" svg:y="5.1cm">
          <text:p text:style-name="P2"><text:span text:style-name="T1">Jhc</text:span></text:p>
          <text:p text:style-name="P2"><text:span text:style-name="T1">コンパイル</text:span></text:p>
          <text:p text:style-name="P2"><text:span text:style-name="T1">パイプライン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onnector draw:style-name="gr5" draw:text-style-name="P1" draw:layer="layout" draw:type="line" svg:x1="7.035cm" svg:y1="3.6cm" svg:x2="7.05cm" svg:y2="5.1cm" draw:start-shape="id4" draw:start-glue-point="2" draw:end-shape="id5" draw:end-glue-point="0" svg:d="m7035 3600 15 1500" svg:viewBox="0 0 16 1501">
          <text:p/>
        </draw:connector>
        <draw:connector draw:style-name="gr5" draw:text-style-name="P1" draw:layer="layout" draw:type="line" svg:x1="7.05cm" svg:y1="9.5cm" svg:x2="7.05cm" svg:y2="10.9cm" draw:start-shape="id5" draw:start-glue-point="2" draw:end-shape="id1" draw:end-glue-point="0" svg:d="m7050 9500v1400" svg:viewBox="0 0 1 1401">
          <text:p/>
        </draw:connector>
        <draw:custom-shape draw:style-name="gr6" draw:text-style-name="P2" draw:layer="layout" svg:width="16cm" svg:height="4.9cm" svg:x="11.5cm" svg:y="4.7cm">
          <text:p text:style-name="P2"><text:span text:style-name="T1">詳細↓</text:span></text:p>
          <text:p text:style-name="P2"><text:span text:style-name="T1">http://repetae.net/computer/jhc/big-picture.pdf</text:span></text:p>
          <draw:enhanced-geometry svg:viewBox="0 0 21600 21600" draw:text-areas="800 800 20800 20800" draw:type="round-rectangular-callout" draw:modifiers="-3399.08755702769 4191.307896347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さざなみ明朝" style:font-family-generic="roman" style:font-pitch="variable" fo:font-size="24pt" fo:language="en" fo:country="US" style:font-family-asian="'VL ゴシック'" style:font-family-generic-asian="system" style:font-pitch-asian="variable" style:font-size-asian="24pt" style:language-asian="ja" style:country-asian="JP" style:font-family-complex="'VL ゴシック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VL ゴシック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kabe Kiwamu</meta:initial-creator>
    <meta:creation-date>2012-11-30T11:18:36</meta:creation-date>
    <dc:date>2012-12-16T12:36:20</dc:date>
    <dc:creator>Okabe Kiwamu</dc:creator>
    <meta:editing-duration>PT52M39S</meta:editing-duration>
    <meta:editing-cycles>60</meta:editing-cycles>
    <meta:generator>LibreOffice/3.6$Linux_X86_64 LibreOffice_project/360m1$Build-1</meta:generator>
    <meta:document-statistic meta:object-count="11"/>
  </office:meta>
</office:document-meta>
</file>